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14.0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mbdaComprand10" table:style-name="ta1">
        <table:shapes>
          <draw:frame draw:z-index="0" draw:style-name="gr1" draw:text-style-name="P1" svg:width="453.51pt" svg:height="255.09pt" svg:x="310.71pt" svg:y="26.16pt">
            <draw:object draw:notify-on-update-of-ranges="lambdaComprand10.Q1:lambdaComprand10.Q36 lambdaComprand10.C38:lambdaComprand10.C38 lambdaComprand10.B1:lambdaComprand10.B36 lambdaComprand10.S38:lambdaComprand10.S38 lambdaComprand10.R1:lambdaComprand10.R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16" table:default-cell-style-name="Default"/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226" calcext:value-type="float">
            <text:p>1226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0.5" calcext:value-type="float">
            <text:p>0.5</text:p>
          </table:table-cell>
          <table:table-cell office:value-type="float" office:value="1240" calcext:value-type="float">
            <text:p>1240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410" calcext:value-type="float">
            <text:p>1410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0.6" calcext:value-type="float">
            <text:p>0.6</text:p>
          </table:table-cell>
          <table:table-cell office:value-type="float" office:value="1239" calcext:value-type="float">
            <text:p>1239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401" calcext:value-type="float">
            <text:p>1401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0.7" calcext:value-type="float">
            <text:p>0.7</text:p>
          </table:table-cell>
          <table:table-cell office:value-type="float" office:value="1240" calcext:value-type="float">
            <text:p>1240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400" calcext:value-type="float">
            <text:p>1400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0.8" calcext:value-type="float">
            <text:p>0.8</text:p>
          </table:table-cell>
          <table:table-cell office:value-type="float" office:value="1595" calcext:value-type="float">
            <text:p>1595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400" calcext:value-type="float">
            <text:p>1400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0.9" calcext:value-type="float">
            <text:p>0.9</text:p>
          </table:table-cell>
          <table:table-cell office:value-type="float" office:value="1593" calcext:value-type="float">
            <text:p>1593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1594" calcext:value-type="float">
            <text:p>1594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395" calcext:value-type="float">
            <text:p>1395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1.1" calcext:value-type="float">
            <text:p>1.1</text:p>
          </table:table-cell>
          <table:table-cell office:value-type="float" office:value="1594" calcext:value-type="float">
            <text:p>1594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396" calcext:value-type="float">
            <text:p>1396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1.2" calcext:value-type="float">
            <text:p>1.2</text:p>
          </table:table-cell>
          <table:table-cell office:value-type="float" office:value="1403" calcext:value-type="float">
            <text:p>1403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394" calcext:value-type="float">
            <text:p>1394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1.3" calcext:value-type="float">
            <text:p>1.3</text:p>
          </table:table-cell>
          <table:table-cell office:value-type="float" office:value="1405" calcext:value-type="float">
            <text:p>1405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395" calcext:value-type="float">
            <text:p>1395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1.4" calcext:value-type="float">
            <text:p>1.4</text:p>
          </table:table-cell>
          <table:table-cell office:value-type="float" office:value="1175" calcext:value-type="float">
            <text:p>1175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395" calcext:value-type="float">
            <text:p>1395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1.5" calcext:value-type="float">
            <text:p>1.5</text:p>
          </table:table-cell>
          <table:table-cell office:value-type="float" office:value="1176" calcext:value-type="float">
            <text:p>1176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390" calcext:value-type="float">
            <text:p>1390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1.6" calcext:value-type="float">
            <text:p>1.6</text:p>
          </table:table-cell>
          <table:table-cell office:value-type="float" office:value="1176" calcext:value-type="float">
            <text:p>1176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1390" calcext:value-type="float">
            <text:p>1390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1.7" calcext:value-type="float">
            <text:p>1.7</text:p>
          </table:table-cell>
          <table:table-cell office:value-type="float" office:value="1176" calcext:value-type="float">
            <text:p>1176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390" calcext:value-type="float">
            <text:p>1390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1.8" calcext:value-type="float">
            <text:p>1.8</text:p>
          </table:table-cell>
          <table:table-cell office:value-type="float" office:value="1176" calcext:value-type="float">
            <text:p>1176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1392" calcext:value-type="float">
            <text:p>1392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1.9" calcext:value-type="float">
            <text:p>1.9</text:p>
          </table:table-cell>
          <table:table-cell office:value-type="float" office:value="1176" calcext:value-type="float">
            <text:p>1176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3" calcext:value-type="float">
            <text:p>1443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1176" calcext:value-type="float">
            <text:p>1176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1443" calcext:value-type="float">
            <text:p>1443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2.1" calcext:value-type="float">
            <text:p>2.1</text:p>
          </table:table-cell>
          <table:table-cell office:value-type="float" office:value="1177" calcext:value-type="float">
            <text:p>1177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441" calcext:value-type="float">
            <text:p>1441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2.2" calcext:value-type="float">
            <text:p>2.2</text:p>
          </table:table-cell>
          <table:table-cell office:value-type="float" office:value="1177" calcext:value-type="float">
            <text:p>1177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441" calcext:value-type="float">
            <text:p>1441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2.3" calcext:value-type="float">
            <text:p>2.3</text:p>
          </table:table-cell>
          <table:table-cell office:value-type="float" office:value="1177" calcext:value-type="float">
            <text:p>1177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440" calcext:value-type="float">
            <text:p>1440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2.4" calcext:value-type="float">
            <text:p>2.4</text:p>
          </table:table-cell>
          <table:table-cell office:value-type="float" office:value="1177" calcext:value-type="float">
            <text:p>1177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440" calcext:value-type="float">
            <text:p>1440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2.5" calcext:value-type="float">
            <text:p>2.5</text:p>
          </table:table-cell>
          <table:table-cell office:value-type="float" office:value="1177" calcext:value-type="float">
            <text:p>1177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440" calcext:value-type="float">
            <text:p>1440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2.6" calcext:value-type="float">
            <text:p>2.6</text:p>
          </table:table-cell>
          <table:table-cell office:value-type="float" office:value="1177" calcext:value-type="float">
            <text:p>1177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1440" calcext:value-type="float">
            <text:p>1440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2.7" calcext:value-type="float">
            <text:p>2.7</text:p>
          </table:table-cell>
          <table:table-cell office:value-type="float" office:value="1177" calcext:value-type="float">
            <text:p>1177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440" calcext:value-type="float">
            <text:p>1440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2.8" calcext:value-type="float">
            <text:p>2.8</text:p>
          </table:table-cell>
          <table:table-cell office:value-type="float" office:value="1177" calcext:value-type="float">
            <text:p>1177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439" calcext:value-type="float">
            <text:p>1439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2.9" calcext:value-type="float">
            <text:p>2.9</text:p>
          </table:table-cell>
          <table:table-cell office:value-type="float" office:value="1177" calcext:value-type="float">
            <text:p>1177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68" calcext:value-type="float">
            <text:p>1568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1177" calcext:value-type="float">
            <text:p>1177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568" calcext:value-type="float">
            <text:p>1568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3.1" calcext:value-type="float">
            <text:p>3.1</text:p>
          </table:table-cell>
          <table:table-cell office:value-type="float" office:value="1177" calcext:value-type="float">
            <text:p>1177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568" calcext:value-type="float">
            <text:p>1568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3.2" calcext:value-type="float">
            <text:p>3.2</text:p>
          </table:table-cell>
          <table:table-cell office:value-type="float" office:value="1177" calcext:value-type="float">
            <text:p>1177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568" calcext:value-type="float">
            <text:p>1568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3.3" calcext:value-type="float">
            <text:p>3.3</text:p>
          </table:table-cell>
          <table:table-cell office:value-type="float" office:value="1177" calcext:value-type="float">
            <text:p>1177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568" calcext:value-type="float">
            <text:p>1568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3.4" calcext:value-type="float">
            <text:p>3.4</text:p>
          </table:table-cell>
          <table:table-cell office:value-type="float" office:value="1177" calcext:value-type="float">
            <text:p>1177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568" calcext:value-type="float">
            <text:p>1568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3.5" calcext:value-type="float">
            <text:p>3.5</text:p>
          </table:table-cell>
          <table:table-cell office:value-type="float" office:value="1177" calcext:value-type="float">
            <text:p>1177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568" calcext:value-type="float">
            <text:p>1568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3.6" calcext:value-type="float">
            <text:p>3.6</text:p>
          </table:table-cell>
          <table:table-cell office:value-type="float" office:value="1177" calcext:value-type="float">
            <text:p>1177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568" calcext:value-type="float">
            <text:p>1568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3.7" calcext:value-type="float">
            <text:p>3.7</text:p>
          </table:table-cell>
          <table:table-cell office:value-type="float" office:value="1177" calcext:value-type="float">
            <text:p>1177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568" calcext:value-type="float">
            <text:p>1568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3.8" calcext:value-type="float">
            <text:p>3.8</text:p>
          </table:table-cell>
          <table:table-cell office:value-type="float" office:value="1175" calcext:value-type="float">
            <text:p>1175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568" calcext:value-type="float">
            <text:p>1568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3.9" calcext:value-type="float">
            <text:p>3.9</text:p>
          </table:table-cell>
          <table:table-cell office:value-type="float" office:value="1175" calcext:value-type="float">
            <text:p>1175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68" calcext:value-type="float">
            <text:p>1568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1175" calcext:value-type="float">
            <text:p>1175</text:p>
          </table:table-cell>
          <table:table-cell office:value-type="float" office:value="0.757315295504047" calcext:value-type="float">
            <text:p>0.757315295504047</text:p>
          </table:table-cell>
          <table:table-cell office:value-type="float" office:value="0" calcext:value-type="float">
            <text:p>0</text:p>
          </table:table-cell>
          <table:table-cell office:value-type="float" office:value="0.757315295504047" calcext:value-type="float">
            <text:p>0.757315295504047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Restrictions 10%</text:p>
          </table:table-cell>
          <table:table-cell table:number-columns-repeated="15"/>
          <table:table-cell office:value-type="string" calcext:value-type="string">
            <text:p>Restrictions 20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5">00/00/0000</text:date>, <text:time style:data-style-name="N2" text:time-value="13:29:47.8387035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15T13:33:55.630106029</dc:date>
    <meta:editing-duration>PT4M7S</meta:editing-duration>
    <meta:editing-cycles>1</meta:editing-cycles>
    <meta:document-statistic meta:table-count="1" meta:cell-count="3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Rand 10</text:p>
        </chart:title>
        <chart:legend chart:legend-position="end" svg:x="12.037cm" svg:y="3.952cm" style:legend-expansion="high" chart:style-name="ch3"/>
        <chart:plot-area chart:style-name="ch4" table:cell-range-address="lambdaComprand10.Q1:lambdaComprand10.R36 lambdaComprand10.C38:lambdaComprand10.C38 lambdaComprand10.B1:lambdaComprand10.B36 lambdaComprand10.S38:lambdaComprand10.S38" chart:data-source-has-labels="both" svg:x="0.32cm" svg:y="1.275cm" svg:width="11.397cm" svg:height="7.545cm">
          <chartooo:coordinate-region svg:x="1.312cm" svg:y="1.454cm" svg:width="10.405cm" svg:height="6.48cm"/>
          <chart:axis chart:dimension="x" chart:name="primary-x" chart:style-name="ch5" chartooo:axis-type="auto">
            <chartooo:date-scale/>
            <chart:categories table:cell-range-address="lambdaComprand10.Q1:lambdaComprand10.Q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mbdaComprand10.B1:lambdaComprand10.B36" chart:label-cell-address="lambdaComprand10.C38:lambdaComprand10.C38" chart:class="chart:line">
            <chart:data-point chart:repeated="36"/>
          </chart:series>
          <chart:series chart:style-name="ch8" chart:values-cell-range-address="lambdaComprand10.R1:lambdaComprand10.R36" chart:label-cell-address="lambdaComprand10.S38:lambdaComprand10.S38" chart:class="chart:line">
            <chart:data-point chart:repeated="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trictions 10%</text:p>
                <draw:g>
                  <svg:desc>lambdaComprand10.C38:lambdaComprand10.C38</svg:desc>
                </draw:g>
              </table:table-cell>
              <table:table-cell office:value-type="string">
                <text:p>Restrictions 20%</text:p>
                <draw:g>
                  <svg:desc>lambdaComprand10.S38:lambdaComprand10.S38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lambdaComprand10.Q1:lambdaComprand10.Q36</svg:desc>
                </draw:g>
              </table:table-cell>
              <table:table-cell office:value-type="float" office:value="1226">
                <text:p>1226</text:p>
                <draw:g>
                  <svg:desc>lambdaComprand10.B1:lambdaComprand10.B36</svg:desc>
                </draw:g>
              </table:table-cell>
              <table:table-cell office:value-type="float" office:value="1240">
                <text:p>1240</text:p>
                <draw:g>
                  <svg:desc>lambdaComprand10.R1:lambdaComprand10.R36</svg:desc>
                </draw:g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410">
                <text:p>1410</text:p>
              </table:table-cell>
              <table:table-cell office:value-type="float" office:value="1239">
                <text:p>1239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1401">
                <text:p>1401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400">
                <text:p>1400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1400">
                <text:p>1400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400">
                <text:p>1400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395">
                <text:p>1395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396">
                <text:p>1396</text:p>
              </table:table-cell>
              <table:table-cell office:value-type="float" office:value="1403">
                <text:p>1403</text:p>
              </table:table-cell>
            </table:table-row>
            <table:table-row>
              <table:table-cell office:value-type="float" office:value="1.3">
                <text:p>1.3</text:p>
              </table:table-cell>
              <table:table-cell office:value-type="float" office:value="1394">
                <text:p>1394</text:p>
              </table:table-cell>
              <table:table-cell office:value-type="float" office:value="1405">
                <text:p>1405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395">
                <text:p>1395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395">
                <text:p>1395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390">
                <text:p>1390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float" office:value="1.7">
                <text:p>1.7</text:p>
              </table:table-cell>
              <table:table-cell office:value-type="float" office:value="1390">
                <text:p>1390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390">
                <text:p>1390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float" office:value="1.9">
                <text:p>1.9</text:p>
              </table:table-cell>
              <table:table-cell office:value-type="float" office:value="1392">
                <text:p>1392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443">
                <text:p>1443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float" office:value="2.1">
                <text:p>2.1</text:p>
              </table:table-cell>
              <table:table-cell office:value-type="float" office:value="1443">
                <text:p>1443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441">
                <text:p>1441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float" office:value="2.3">
                <text:p>2.3</text:p>
              </table:table-cell>
              <table:table-cell office:value-type="float" office:value="1441">
                <text:p>1441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440">
                <text:p>1440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440">
                <text:p>1440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440">
                <text:p>1440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float" office:value="2.7">
                <text:p>2.7</text:p>
              </table:table-cell>
              <table:table-cell office:value-type="float" office:value="1440">
                <text:p>1440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440">
                <text:p>1440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float" office:value="2.9">
                <text:p>2.9</text:p>
              </table:table-cell>
              <table:table-cell office:value-type="float" office:value="1439">
                <text:p>1439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68">
                <text:p>156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float" office:value="3.1">
                <text:p>3.1</text:p>
              </table:table-cell>
              <table:table-cell office:value-type="float" office:value="1568">
                <text:p>156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568">
                <text:p>156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float" office:value="3.3">
                <text:p>3.3</text:p>
              </table:table-cell>
              <table:table-cell office:value-type="float" office:value="1568">
                <text:p>156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568">
                <text:p>156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568">
                <text:p>156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568">
                <text:p>156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float" office:value="3.7">
                <text:p>3.7</text:p>
              </table:table-cell>
              <table:table-cell office:value-type="float" office:value="1568">
                <text:p>156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1568">
                <text:p>1568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float" office:value="3.9">
                <text:p>3.9</text:p>
              </table:table-cell>
              <table:table-cell office:value-type="float" office:value="1568">
                <text:p>1568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68">
                <text:p>1568</text:p>
              </table:table-cell>
              <table:table-cell office:value-type="float" office:value="1175">
                <text:p>1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